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iro" svg:font-family="Cairo" style:font-pitch="variable"/>
    <style:font-face style:name="Cairo ExtraBold" svg:font-family="'Cairo ExtraBold'" style:font-pitch="variable"/>
    <style:font-face style:name="Cairo SemiBold" svg:font-family="'Cairo SemiBold'" style:font-pitch="variable"/>
    <style:font-face style:name="Cairo1" svg:font-family="Cairo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Courier New2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swiss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family-generic="swiss" style:font-pitch="fixed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7.69cm" fo:min-width="21.09cm" loext:decorative="false"/>
    </style:style>
    <style:style style:name="gr2" style:family="graphic" style:parent-style-name="standard">
      <style:graphic-properties draw:stroke="solid" svg:stroke-color="#808080" draw:fill="none" draw:fill-color="#ffffff" fo:min-height="3.531cm" fo:wrap-option="no-wrap" loext:decorative="false"/>
      <style:paragraph-properties style:writing-mode="lr-tb"/>
    </style:style>
    <style:style style:name="gr3" style:family="graphic" style:parent-style-name="standard">
      <style:graphic-properties svg:stroke-width="0.018cm" svg:stroke-color="#dddddd" draw:marker-start-width="0.227cm" draw:marker-end-width="0.227cm" draw:fill="none" draw:fill-color="#eeeeee" draw:opacity="100%" draw:textarea-horizontal-align="justify" draw:textarea-vertical-align="top" draw:auto-grow-height="false" fo:min-height="0.623cm" fo:min-width="0.055cm" fo:padding-top="0.134cm" fo:padding-bottom="0.134cm" fo:padding-left="0.259cm" fo:padding-right="0.259cm" fo:wrap-option="no-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color="#808080" draw:fill="none" draw:fill-color="#ffffff" fo:min-height="12.767cm" fo:wrap-option="no-wrap" loext:decorative="false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="solid" draw:fill-color="#ffffb1" draw:opacity="100%" draw:textarea-horizontal-align="justify" draw:textarea-vertical-align="top" draw:auto-grow-height="false" fo:min-height="0.592cm" fo:min-width="0.978cm" fo:padding-top="0.134cm" fo:padding-bottom="0.134cm" fo:padding-left="0.259cm" fo:padding-right="0.259cm" fo:wrap-option="no-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272cm" fo:wrap-option="no-wrap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svg:stroke-width="0.018cm" svg:stroke-color="#000000" draw:marker-start-width="0.227cm" draw:marker-end-width="0.227cm" draw:fill-color="#c1ffff" draw:textarea-horizontal-align="justify" draw:textarea-vertical-align="top" draw:auto-grow-height="false" fo:min-height="4.969cm" fo:min-width="3.767cm" fo:padding-top="0.134cm" fo:padding-bottom="0.134cm" fo:padding-left="0.259cm" fo:padding-right="0.259cm" fo:wrap-option="no-wrap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b9b" draw:textarea-horizontal-align="justify" draw:textarea-vertical-align="top" draw:auto-grow-height="false" fo:min-height="6.418cm" fo:min-width="3.767cm" fo:padding-top="0.134cm" fo:padding-bottom="0.134cm" fo:padding-left="0.259cm" fo:padding-right="0.259cm" fo:wrap-option="no-wrap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db6" draw:textarea-horizontal-align="justify" draw:textarea-vertical-align="top" draw:auto-grow-height="false" fo:min-height="3.711cm" fo:min-width="3.779cm" fo:padding-top="0.134cm" fo:padding-bottom="0.134cm" fo:padding-left="0.259cm" fo:padding-right="0.259cm" fo:wrap-option="no-wrap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cff" draw:textarea-horizontal-align="justify" draw:textarea-vertical-align="top" draw:auto-grow-height="false" fo:min-height="4.97cm" fo:min-width="3.766cm" fo:padding-top="0.134cm" fo:padding-bottom="0.134cm" fo:padding-left="0.259cm" fo:padding-right="0.259cm" fo:wrap-option="no-wrap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000000" draw:marker-start-width="0.227cm" draw:marker-end-width="0.227cm" draw:fill-color="#d7ffc3" draw:textarea-horizontal-align="justify" draw:textarea-vertical-align="top" draw:auto-grow-height="false" fo:min-height="10.99cm" fo:min-width="4.072cm" fo:padding-top="0.134cm" fo:padding-bottom="0.134cm" fo:padding-left="0.259cm" fo:padding-right="0.259cm" fo:wrap-option="no-wrap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ffb1" draw:textarea-horizontal-align="justify" draw:textarea-vertical-align="top" draw:auto-grow-height="false" fo:min-height="3.711cm" fo:min-width="3.779cm" fo:padding-top="0.134cm" fo:padding-bottom="0.134cm" fo:padding-left="0.259cm" fo:padding-right="0.259cm" fo:wrap-option="no-wrap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2.968cm" fo:min-width="3.807cm" fo:padding-top="0.134cm" fo:padding-bottom="0.134cm" fo:padding-left="0.259cm" fo:padding-right="0.259cm" fo:wrap-option="no-wrap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2.487cm" fo:min-width="3.824cm" fo:padding-top="0.134cm" fo:padding-bottom="0.134cm" fo:padding-left="0.259cm" fo:padding-right="0.259cm" fo:wrap-option="no-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color="#808080" draw:fill="none" draw:fill-color="#ffffff" fo:min-height="6.417cm" fo:wrap-option="no-wrap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852cm" fo:min-width="3.767cm" fo:padding-top="0.134cm" fo:padding-bottom="0.134cm" fo:padding-left="0.259cm" fo:padding-right="0.259cm" fo:wrap-option="no-wrap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852cm" fo:min-width="3.767cm" fo:padding-top="0.134cm" fo:padding-bottom="0.134cm" fo:padding-left="0.259cm" fo:padding-right="0.259cm" fo:wrap-option="no-wrap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852cm" fo:min-width="3.767cm" fo:padding-top="0.134cm" fo:padding-bottom="0.134cm" fo:padding-left="0.259cm" fo:padding-right="0.259cm" fo:wrap-option="no-wrap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18cm" svg:stroke-color="#000000" draw:marker-start-width="0.227cm" draw:marker-end-width="0.227cm" draw:fill="solid" draw:fill-color="#ffeb9b" draw:opacity="100%" draw:textarea-horizontal-align="justify" draw:textarea-vertical-align="top" draw:auto-grow-height="false" fo:min-height="0.593cm" fo:min-width="1.93cm" fo:padding-top="0.134cm" fo:padding-bottom="0.134cm" fo:padding-left="0.259cm" fo:padding-right="0.259cm" fo:wrap-option="no-wrap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18cm" svg:stroke-color="#000000" draw:marker-start-width="0.227cm" draw:marker-end-width="0.227cm" draw:fill="solid" draw:fill-color="#c1ffff" draw:opacity="100%" draw:textarea-horizontal-align="justify" draw:textarea-vertical-align="top" draw:auto-grow-height="false" fo:min-height="0.593cm" fo:min-width="2.565cm" fo:padding-top="0.134cm" fo:padding-bottom="0.134cm" fo:padding-left="0.259cm" fo:padding-right="0.259cm" fo:wrap-option="no-wrap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="solid" draw:fill-color="#d7ffc3" draw:opacity="100%" draw:textarea-horizontal-align="justify" draw:textarea-vertical-align="top" draw:auto-grow-height="false" fo:min-height="0.593cm" fo:min-width="4.153cm" fo:padding-top="0.134cm" fo:padding-bottom="0.134cm" fo:padding-left="0.259cm" fo:padding-right="0.259cm" fo:wrap-option="no-wrap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ffdcff" draw:opacity="100%" draw:textarea-horizontal-align="justify" draw:textarea-vertical-align="top" draw:auto-grow-height="false" fo:min-height="0.593cm" fo:min-width="2.883cm" fo:padding-top="0.134cm" fo:padding-bottom="0.134cm" fo:padding-left="0.259cm" fo:padding-right="0.259cm" fo:wrap-option="no-wrap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18cm" svg:stroke-color="#000000" draw:marker-start-width="0.227cm" draw:marker-end-width="0.227cm" draw:fill="solid" draw:fill-color="#ffedb6" draw:opacity="100%" draw:textarea-horizontal-align="justify" draw:textarea-vertical-align="top" draw:auto-grow-height="false" fo:min-height="0.593cm" fo:min-width="0.977cm" fo:padding-top="0.134cm" fo:padding-bottom="0.134cm" fo:padding-left="0.259cm" fo:padding-right="0.259cm" fo:wrap-option="no-wrap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834cm" fo:min-width="4.267cm" fo:padding-top="0.134cm" fo:padding-bottom="0.134cm" fo:padding-left="0.259cm" fo:padding-right="0.259cm" fo:wrap-option="no-wrap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385cm" fo:min-width="1.723cm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000000" draw:fill="none" draw:textarea-vertical-align="middle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loext:graphic-properties draw:fill="none" draw:fill-color="#ffffff"/>
      <style:paragraph-properties fo:margin-top="0cm" fo:margin-bottom="0cm"/>
      <style:text-properties style:font-name="Liberation Sans Narrow"/>
    </style:style>
    <style:style style:name="P4" style:family="paragraph">
      <style:paragraph-properties fo:margin-top="0.508cm" fo:margin-bottom="0cm" fo:line-height="115%" fo:text-align="center" loext:tab-stop-distance="0cm" style:writing-mode="lr-tb">
        <style:tab-stops/>
      </style:paragraph-properties>
      <style:text-properties style:font-name="Arial" fo:font-size="12pt" fo:font-weight="bold"/>
    </style:style>
    <style:style style:name="P5" style:family="paragraph">
      <loext:graphic-properties draw:fill="none" draw:fill-color="#eeeeee" draw:opacity="100%"/>
      <style:paragraph-properties fo:margin-top="0.508cm" fo:margin-bottom="0cm" fo:line-height="115%" fo:text-align="center" loext:tab-stop-distance="0cm" style:writing-mode="lr-tb">
        <style:tab-stops/>
      </style:paragraph-properties>
      <style:text-properties style:font-name="Arial" fo:font-size="12pt" fo:font-weight="bold"/>
    </style:style>
    <style:style style:name="P6" style:family="paragraph">
      <loext:graphic-properties draw:fill="none" draw:fill-color="#ffffff"/>
      <style:text-properties style:font-name="Liberation Sans Narrow" fo:font-size="18pt" style:font-size-asian="16pt" style:font-size-complex="16pt"/>
    </style:style>
    <style:style style:name="P7" style:family="paragraph">
      <style:paragraph-properties fo:margin-top="0.508cm" fo:margin-bottom="0cm" fo:line-height="115%" fo:text-align="center" loext:tab-stop-distance="0cm" style:writing-mode="lr-tb">
        <style:tab-stops/>
      </style:paragraph-properties>
      <style:text-properties style:font-name="Arial" fo:font-size="12pt" fo:font-weight="normal"/>
    </style:style>
    <style:style style:name="P8" style:family="paragraph">
      <loext:graphic-properties draw:fill="solid" draw:fill-color="#ffffb1" draw:opacity="100%"/>
      <style:paragraph-properties fo:margin-top="0.508cm" fo:margin-bottom="0cm" fo:line-height="115%" fo:text-align="center" loext:tab-stop-distance="0cm" style:writing-mode="lr-tb">
        <style:tab-stops/>
      </style:paragraph-properties>
      <style:text-properties style:font-name="Arial" fo:font-size="12pt" fo:font-weight="normal"/>
    </style:style>
    <style:style style:name="P9" style:family="paragraph">
      <loext:graphic-properties draw:fill="none" draw:fill-color="#ffffff"/>
      <style:text-properties style:font-name="Liberation Sans1" fo:font-size="24pt" fo:font-weight="normal"/>
    </style:style>
    <style:style style:name="P1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3.805cm"/>
        </style:tab-stops>
      </style:paragraph-properties>
      <style:text-properties style:font-name="Courier New"/>
    </style:style>
    <style:style style:name="P11" style:family="paragraph">
      <loext:graphic-properties draw:fill-color="#c1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3.805cm"/>
        </style:tab-stops>
      </style:paragraph-properties>
      <style:text-properties style:font-name="Courier New"/>
    </style:style>
    <style:style style:name="P1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3.805cm"/>
        </style:tab-stops>
      </style:paragraph-properties>
      <style:text-properties style:font-name="Courier New" fo:background-color="#99ff66"/>
    </style:style>
    <style:style style:name="P13" style:family="paragraph">
      <loext:graphic-properties draw:fill-color="#ffeb9b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3.805cm"/>
        </style:tab-stops>
      </style:paragraph-properties>
      <style:text-properties style:font-name="Courier New" fo:background-color="#99ff66"/>
    </style:style>
    <style:style style:name="P14" style:family="paragraph">
      <loext:graphic-properties draw:fill-color="#ffedb6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3.805cm"/>
        </style:tab-stops>
      </style:paragraph-properties>
      <style:text-properties style:font-name="Courier New"/>
    </style:style>
    <style:style style:name="P15" style:family="paragraph">
      <loext:graphic-properties draw:fill-color="#ffdc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3.805cm"/>
        </style:tab-stops>
      </style:paragraph-properties>
      <style:text-properties style:font-name="Courier New"/>
    </style:style>
    <style:style style:name="P1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3.805cm"/>
        </style:tab-stops>
      </style:paragraph-properties>
      <style:text-properties style:font-name="Courier New" fo:background-color="transparent"/>
    </style:style>
    <style:style style:name="P17" style:family="paragraph">
      <loext:graphic-properties draw:fill-color="#d7ffc3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3.805cm"/>
        </style:tab-stops>
      </style:paragraph-properties>
      <style:text-properties style:font-name="Courier New" fo:background-color="transparent"/>
    </style:style>
    <style:style style:name="P18" style:family="paragraph">
      <loext:graphic-properties draw:fill-color="#ffffb1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3.805cm"/>
        </style:tab-stops>
      </style:paragraph-properties>
      <style:text-properties style:font-name="Courier New" fo:background-color="#99ff66"/>
    </style:style>
    <style:style style:name="P1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3.805cm"/>
        </style:tab-stops>
      </style:paragraph-properties>
      <style:text-properties style:font-name="Courier New"/>
    </style:style>
    <style:style style:name="P22" style:family="paragraph">
      <style:paragraph-properties style:writing-mode="lr-tb"/>
    </style:style>
    <style:style style:name="P23" style:family="paragraph">
      <loext:graphic-properties draw:fill="none" draw:fill-color="#ffffff"/>
      <style:text-properties style:font-name="Liberation Sans Narrow" fo:font-size="18pt" fo:font-weight="normal" style:font-size-asian="18pt" style:font-size-complex="18pt"/>
    </style:style>
    <style:style style:name="P24" style:family="paragraph">
      <loext:graphic-properties draw:fill-color="#eeeeee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5" style:family="paragraph">
      <loext:graphic-properties draw:fill="none" draw:fill-color="#eeeeee" draw:opacity="100%"/>
      <style:paragraph-properties fo:margin-top="0.508cm" fo:margin-bottom="0cm" fo:line-height="115%" fo:text-align="center" loext:tab-stop-distance="0cm" style:writing-mode="lr-tb">
        <style:tab-stops/>
      </style:paragraph-properties>
      <style:text-properties style:font-name="Arial" fo:font-size="12pt" fo:font-weight="normal"/>
    </style:style>
    <style:style style:name="P26" style:family="paragraph"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27" style:family="paragraph">
      <loext:graphic-properties draw:fill="solid" draw:fill-color="#ffeb9b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28" style:family="paragraph">
      <style:paragraph-properties fo:margin-top="0.508cm" fo:margin-bottom="0cm" fo:line-height="115%" fo:text-align="center" style:writing-mode="lr-tb"/>
      <style:text-properties style:font-name="Arial" fo:font-size="12pt" fo:font-style="normal" fo:font-weight="normal" style:font-style-asian="normal" style:font-style-complex="normal"/>
    </style:style>
    <style:style style:name="P29" style:family="paragraph">
      <loext:graphic-properties draw:fill="solid" draw:fill-color="#c1ffff" draw:opacity="100%"/>
      <style:paragraph-properties fo:margin-top="0.508cm" fo:margin-bottom="0cm" fo:line-height="115%" fo:text-align="center" style:writing-mode="lr-tb"/>
      <style:text-properties style:font-name="Arial" fo:font-size="12pt" fo:font-style="normal" fo:font-weight="normal" style:font-style-asian="normal" style:font-style-complex="normal"/>
    </style:style>
    <style:style style:name="P30" style:family="paragraph">
      <loext:graphic-properties draw:fill="solid" draw:fill-color="#d7ffc3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1" style:family="paragraph">
      <loext:graphic-properties draw:fill="solid" draw:fill-color="#ffdcff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2" style:family="paragraph">
      <loext:graphic-properties draw:fill="solid" draw:fill-color="#ffedb6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3" style:family="paragraph">
      <style:paragraph-properties fo:text-align="center" style:writing-mode="lr-tb"/>
      <style:text-properties fo:font-size="10pt"/>
    </style:style>
    <style:style style:name="P34" style:family="paragraph">
      <loext:graphic-properties draw:fill-color="#ffffff"/>
      <style:paragraph-properties fo:text-align="center" style:writing-mode="lr-tb"/>
      <style:text-properties fo:font-size="10pt"/>
    </style:style>
    <style:style style:name="P35" style:family="paragraph">
      <loext:graphic-properties draw:fill="none"/>
      <style:paragraph-properties fo:text-align="center"/>
    </style:style>
    <style:style style:name="T1" style:family="text">
      <style:text-properties style:font-name="Liberation Sans Narrow" fo:font-size="4pt" style:font-size-asian="4pt" style:font-size-complex="4pt"/>
    </style:style>
    <style:style style:name="T2" style:family="text">
      <style:text-properties style:font-name="Liberation Sans Narrow"/>
    </style:style>
    <style:style style:name="T3" style:family="text">
      <style:text-properties style:font-name="Arial" fo:font-size="12pt" fo:font-weight="bold"/>
    </style:style>
    <style:style style:name="T4" style:family="text">
      <style:text-properties style:font-name="Liberation Sans Narrow" fo:font-size="18pt" style:font-size-asian="16pt" style:font-size-complex="16pt"/>
    </style:style>
    <style:style style:name="T5" style:family="text">
      <style:text-properties style:font-name="Arial" fo:font-size="12pt" fo:font-weight="normal"/>
    </style:style>
    <style:style style:name="T6" style:family="text">
      <style:text-properties style:font-name="Arial" fo:font-size="10pt" fo:font-weight="normal" style:font-size-asian="10pt" style:font-size-complex="10pt"/>
    </style:style>
    <style:style style:name="T7" style:family="text">
      <style:text-properties style:font-name="Liberation Sans1" fo:font-size="24pt" fo:font-weight="normal"/>
    </style:style>
    <style:style style:name="T8" style:family="text">
      <style:text-properties style:font-name="Liberation Sans Narrow" fo:font-size="12pt" fo:font-weight="bold" fo:background-color="transparent" style:font-size-asian="12pt" style:font-weight-asian="bold" style:font-size-complex="12pt" style:font-weight-complex="bold"/>
    </style:style>
    <style:style style:name="T9" style:family="text">
      <style:text-properties style:font-name="M+ 1m" fo:font-size="9pt" fo:font-weight="bold" fo:background-color="transparent" style:font-size-asian="9pt" style:font-weight-asian="bold" style:font-size-complex="9pt" style:font-weight-complex="bold"/>
    </style:style>
    <style:style style:name="T10" style:family="text">
      <style:text-properties style:font-name="Liberation Mono" fo:font-size="8pt" fo:font-weight="normal" fo:background-color="transparent" style:font-size-asian="8pt" style:font-weight-asian="normal" style:font-size-complex="8pt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 Narrow" fo:font-size="12pt" fo:font-style="normal" fo:text-shadow="none" style:text-underline-style="none" fo:font-weight="bold" style:letter-kerning="true" fo:background-color="transparent" style:font-name-asian="Microsoft YaHei" style:font-size-asian="12pt" style:font-style-asian="normal" style:font-weight-asian="bold" style:font-name-complex="Arial1" style:font-size-complex="1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bold" style:letter-kerning="true" fo:background-color="transparent" style:font-name-asian="Microsoft YaHei" style:font-size-asian="9pt" style:font-style-asian="normal" style:font-weight-asian="bold" style:font-name-complex="Arial1" style:font-size-complex="9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urier New" fo:font-size="8pt" fo:background-color="#99ff66" style:font-size-asian="8pt" style:font-size-complex="8pt"/>
    </style:style>
    <style:style style:name="T15" style:family="text">
      <style:text-properties style:font-name="M+ 1m" fo:font-size="9pt" style:font-size-asian="9pt" style:font-size-complex="9pt"/>
    </style:style>
    <style:style style:name="T16" style:family="text">
      <style:text-properties style:font-name="Liberation Mono" fo:font-size="8pt" style:font-size-asian="8pt" style:font-size-complex="8pt"/>
    </style:style>
    <style:style style:name="T17" style:family="text">
      <style:text-properties style:font-name="M+ 1m" fo:font-size="9pt" fo:background-color="transparent" style:font-size-asian="9pt" style:font-size-complex="9pt"/>
    </style:style>
    <style:style style:name="T18" style:family="text">
      <style:text-properties style:font-name="Liberation Mono" fo:font-size="8pt" fo:font-style="normal" fo:background-color="transparent" style:font-size-asian="8pt" style:font-style-asian="normal" style:font-size-complex="8pt" style:font-style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Ari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Mono" fo:font-size="8pt" fo:background-color="transparent" style:font-size-asian="8pt" style:font-size-complex="8pt"/>
    </style:style>
    <style:style style:name="T22" style:family="text">
      <style:text-properties style:font-name="Liberation Mono" fo:font-size="9pt" fo:font-weight="normal" fo:background-color="transparent" style:font-size-asian="9pt" style:font-weight-asian="normal" style:font-size-complex="9pt" style:font-weight-complex="normal"/>
    </style:style>
    <style:style style:name="T23" style:family="text">
      <style:text-properties style:font-name="Liberation Sans Narrow" fo:font-size="4pt" fo:font-weight="normal" style:font-size-asian="4pt" style:font-size-complex="4pt"/>
    </style:style>
    <style:style style:name="T24" style:family="text">
      <style:text-properties style:font-name="Liberation Sans Narrow" fo:font-size="18pt" fo:font-weight="normal" style:font-size-asian="18pt" style:font-size-complex="18pt"/>
    </style:style>
    <style:style style:name="T25" style:family="text">
      <style:text-properties style:font-name="Liberation Mono" fo:font-size="8pt" fo:font-weight="bold" fo:background-color="transparent" style:font-size-asian="8pt" style:font-weight-asian="bold" style:font-size-complex="8pt" style:font-weight-complex="bold"/>
    </style:style>
    <style:style style:name="T26" style:family="text">
      <style:text-properties style:font-name="Liberation Mono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T27" style:family="text">
      <style:text-properties style:font-name="M+ 1m" fo:font-size="9pt" fo:font-weight="normal" fo:background-color="transparent" style:font-size-asian="9pt" style:font-weight-asian="normal" style:font-size-complex="9pt" style:font-weight-complex="normal"/>
    </style:style>
    <style:style style:name="T28" style:family="text">
      <style:text-properties style:font-name="Arial" fo:font-size="12pt" fo:font-style="normal" fo:font-weight="normal" style:font-style-asian="normal" style:font-style-complex="normal"/>
    </style:style>
    <style:style style:name="T29" style:family="text">
      <style:text-properties style:font-name="Arial" fo:font-size="10pt" fo:font-style="normal" fo:font-weight="normal" style:font-size-asian="10pt" style:font-style-asian="normal" style:font-size-complex="10pt" style:font-style-complex="normal"/>
    </style:style>
    <style:style style:name="T30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0.32cm" svg:height="3.781cm" svg:x="0.635cm" svg:y="1.616cm">
          <draw:text-box>
            <text:p text:style-name="P2"><text:span text:style-name="T1"/></text:p>
            <text:p text:style-name="P2"><text:span text:style-name="T2">URL syntax</text:span></text:p>
          </draw:text-box>
        </draw:frame>
        <draw:custom-shape draw:style-name="gr3" draw:text-style-name="P5" draw:layer="layout" svg:width="0.635cm" svg:height="0.953cm" svg:x="2.54cm" svg:y="3.492cm">
          <text:p text:style-name="P4"><text:span text:style-name="T3">://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20.32cm" svg:height="13.017cm" svg:x="0.635cm" svg:y="5.715cm">
          <draw:text-box>
            <text:p><text:span text:style-name="T4">url, url_view</text:span></text:p>
          </draw:text-box>
        </draw:frame>
        <draw:custom-shape draw:style-name="gr5" draw:text-style-name="P8" draw:layer="layout" svg:width="1.588cm" svg:height="0.952cm" svg:x="0.952cm" svg:y="3.493cm">
          <text:p text:style-name="P7"><text:span text:style-name="T5">https</text:span></text:p>
          <text:p text:style-name="P7"><text:span text:style-name="T6">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10.772cm" svg:height="1.195cm" svg:x="5.397cm" svg:y="0.317cm">
          <draw:text-box>
            <text:p><text:span text:style-name="T7">Boost.URL Reference Card</text:span></text:p>
          </draw:text-box>
        </draw:frame>
        <draw:custom-shape draw:style-name="gr7" draw:text-style-name="P11" draw:layer="layout" svg:width="4.445cm" svg:height="5.397cm" svg:x="11.212cm" svg:y="6.985cm">
          <text:p text:style-name="P10"><text:span text:style-name="T8">Path</text:span></text:p>
          <text:p text:style-name="P10"><text:span text:style-name="T9"/></text:p>
          <text:p text:style-name="P10"><text:span text:style-name="T10">is_path_absolute</text:span></text:p>
          <text:p text:style-name="P10"><text:span text:style-name="T10">encoded_path</text:span></text:p>
          <text:p text:style-name="P10"><text:span text:style-name="T10">encoded_segments</text:span></text:p>
          <text:p text:style-name="P10"><text:span text:style-name="T10">segments</text:span></text:p>
          <text:p text:style-name="P10"><text:span text:style-name="T10"/></text:p>
          <text:p text:style-name="P10"><text:span text:style-name="T10">set_path_absolute</text:span></text:p>
          <text:p text:style-name="P10"><text:span text:style-name="T10">set_encoded_path</text:span></text:p>
          <text:p text:style-name="P10"><text:span text:style-name="T10">normalize_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draw:layer="layout" svg:width="4.445cm" svg:height="6.846cm" svg:x="0.952cm" svg:y="11.569cm">
          <text:p text:style-name="P12"><text:span text:style-name="T11">Userinfo </text:span></text:p>
          <text:p text:style-name="P12"><text:span text:style-name="T12"/></text:p>
          <text:p text:style-name="P12"><text:span text:style-name="T13">has_userinfo</text:span></text:p>
          <text:p text:style-name="P12"><text:span text:style-name="T13">has_password</text:span></text:p>
          <text:p text:style-name="P12"><text:span text:style-name="T13">password</text:span></text:p>
          <text:p text:style-name="P12"><text:span text:style-name="T13">user</text:span></text:p>
          <text:p text:style-name="P12"><text:span text:style-name="T13">userinfo</text:span></text:p>
          <text:p text:style-name="P12"><text:span text:style-name="T13">encoded_password</text:span></text:p>
          <text:p text:style-name="P12"><text:span text:style-name="T13">encoded_user</text:span></text:p>
          <text:p text:style-name="P12"><text:span text:style-name="T13">encoded_userinfo</text:span></text:p>
          <text:p text:style-name="P12"><text:span text:style-name="T14"/></text:p>
          <text:p text:style-name="P12"><text:span text:style-name="T13">set_password</text:span></text:p>
          <text:p text:style-name="P12"><text:span text:style-name="T13">set_user</text:span></text:p>
          <text:p text:style-name="P12"><text:span text:style-name="T13">set_userinfo</text:span></text:p>
          <text:p text:style-name="P12"><text:span text:style-name="T13">set_encoded_password</text:span></text:p>
          <text:p text:style-name="P12"><text:span text:style-name="T13">set_encoded_user</text:span></text:p>
          <text:p text:style-name="P12"><text:span text:style-name="T13">set_encoded_userinfo</text:span></text:p>
          <text:p text:style-name="P12"><text:span text:style-name="T13">remove_userinfo</text:span></text:p>
          <text:p text:style-name="P12"><text:span text:style-name="T13">remove_passw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4.445cm" svg:height="4.127cm" svg:x="16.192cm" svg:y="6.985cm">
          <text:p text:style-name="P10"><text:span text:style-name="T8">Fragment</text:span></text:p>
          <text:p text:style-name="P10"><text:span text:style-name="T15"/></text:p>
          <text:p text:style-name="P10"><text:span text:style-name="T16">has_fragment</text:span></text:p>
          <text:p text:style-name="P10"><text:span text:style-name="T16">encoded_fragment</text:span></text:p>
          <text:p text:style-name="P10"><text:span text:style-name="T16">fragment</text:span></text:p>
          <text:p text:style-name="P10"><text:span text:style-name="T16"/></text:p>
          <text:p text:style-name="P10"><text:span text:style-name="T16">set_fragment</text:span><text:span text:style-name="T16"><text:line-break/></text:span><text:span text:style-name="T16">set_encoded_fragment</text:span></text:p>
          <text:p text:style-name="P10"><text:span text:style-name="T16">remove_fragment</text:span></text:p>
          <text:p text:style-name="P10"><text:span text:style-name="T16">normalize_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4.444cm" svg:height="5.398cm" svg:x="11.212cm" svg:y="13.017cm">
          <text:p text:style-name="P10"><text:span text:style-name="T8">Query</text:span></text:p>
          <text:p text:style-name="P10"><text:span text:style-name="T15"/></text:p>
          <text:p text:style-name="P10"><text:span text:style-name="T16">has_query</text:span></text:p>
          <text:p text:style-name="P10"><text:span text:style-name="T16">params</text:span></text:p>
          <text:p text:style-name="P10"><text:span text:style-name="T16">query</text:span></text:p>
          <text:p text:style-name="P10"><text:span text:style-name="T16">encoded_params</text:span></text:p>
          <text:p text:style-name="P10"><text:span text:style-name="T16">encoded_query</text:span></text:p>
          <text:p text:style-name="P10"><text:span text:style-name="T16"/></text:p>
          <text:p text:style-name="P10"><text:span text:style-name="T16">set_query</text:span></text:p>
          <text:p text:style-name="P10"><text:span text:style-name="T16">set_encoded_query</text:span></text:p>
          <text:p text:style-name="P10"><text:span text:style-name="T16">remove_query</text:span><text:span text:style-name="T16"><text:line-break/></text:span><text:span text:style-name="T16">normalize_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4.762cm" svg:height="11.43cm" svg:x="5.915cm" svg:y="6.985cm">
          <text:p text:style-name="P16"><text:span text:style-name="T8">Host and Port </text:span></text:p>
          <text:p text:style-name="P16"><text:span text:style-name="T17"/></text:p>
          <text:p text:style-name="P16"><text:span text:style-name="T18">encoded_host</text:span></text:p>
          <text:p text:style-name="P16"><text:span text:style-name="T18">encoded_host_address</text:span></text:p>
          <text:p text:style-name="P16"><text:span text:style-name="T18">encoded_host_name</text:span></text:p>
          <text:p text:style-name="P16"><text:span text:style-name="T18">host</text:span></text:p>
          <text:p text:style-name="P16"><text:span text:style-name="T18">host_address</text:span></text:p>
          <text:p text:style-name="P16"><text:span text:style-name="T18">host_ipv4_address</text:span></text:p>
          <text:p text:style-name="P16"><text:span text:style-name="T18">host_ipv6_address</text:span></text:p>
          <text:p text:style-name="P16"><text:span text:style-name="T18">host_ipvfuture</text:span></text:p>
          <text:p text:style-name="P16"><text:span text:style-name="T18">host_name</text:span></text:p>
          <text:p text:style-name="P16"><text:span text:style-name="T18">host_type</text:span></text:p>
          <text:p text:style-name="P16"><text:span text:style-name="T18"/></text:p>
          <text:p text:style-name="P16"><text:span text:style-name="T19">has_port</text:span></text:p>
          <text:p text:style-name="P16"><text:span text:style-name="T19">port</text:span></text:p>
          <text:p text:style-name="P16"><text:span text:style-name="T18">port_number</text:span></text:p>
          <text:p text:style-name="P16"><text:span text:style-name="T18"/></text:p>
          <text:p text:style-name="P16"><text:span text:style-name="T18">encoded_host_and_port</text:span></text:p>
          <text:p text:style-name="P16"><text:span text:style-name="T18"/></text:p>
          <text:p text:style-name="P16"><text:span text:style-name="T18">set_encoded_host</text:span></text:p>
          <text:p text:style-name="P16"><text:span text:style-name="T18">set_encoded_host_address</text:span></text:p>
          <text:p text:style-name="P16"><text:span text:style-name="T18">set_encoded_host_name</text:span></text:p>
          <text:p text:style-name="P16"><text:span text:style-name="T18">set_host</text:span></text:p>
          <text:p text:style-name="P16"><text:span text:style-name="T18">set_host_address</text:span></text:p>
          <text:p text:style-name="P16"><text:span text:style-name="T18">set_host_ipv4</text:span></text:p>
          <text:p text:style-name="P16"><text:span text:style-name="T18">set_host_ipv6</text:span></text:p>
          <text:p text:style-name="P16"><text:span text:style-name="T18">set_host_ipvfuture</text:span></text:p>
          <text:p text:style-name="P16"><text:span text:style-name="T18">set_host_name</text:span></text:p>
          <text:p text:style-name="P16"><text:span text:style-name="T18"/></text:p>
          <text:p text:style-name="P16"><text:span text:style-name="T19">set_port</text:span></text:p>
          <text:p text:style-name="P16"><text:span text:style-name="T19">remove_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4.445cm" svg:height="4.127cm" svg:x="0.952cm" svg:y="6.985cm">
          <text:p text:style-name="P12"><text:span text:style-name="T11">Scheme </text:span></text:p>
          <text:p text:style-name="P12"><text:span text:style-name="T20"/></text:p>
          <text:p text:style-name="P12"><text:span text:style-name="T13">scheme</text:span></text:p>
          <text:p text:style-name="P12"><text:span text:style-name="T13">scheme_id</text:span></text:p>
          <text:p text:style-name="P12"><text:span text:style-name="T13">has_scheme</text:span></text:p>
          <text:p text:style-name="P12"><text:span text:style-name="T21"/></text:p>
          <text:p text:style-name="P12"><text:span text:style-name="T13">set_scheme</text:span><text:span text:style-name="T13"><text:line-break/></text:span><text:span text:style-name="T13">set_scheme_id <text:s/></text:span></text:p>
          <text:p text:style-name="P12"><text:span text:style-name="T13">remove_scheme</text:span></text:p>
          <text:p text:style-name="P12"><text:span text:style-name="T13">normalize_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4.445cm" svg:height="3.356cm" svg:x="16.192cm" svg:y="11.747cm">
          <text:p text:style-name="P19"><text:span text:style-name="T8">Authority</text:span></text:p>
          <text:p text:style-name="P19"><text:span text:style-name="T22"/></text:p>
          <text:p text:style-name="P19"><text:span text:style-name="T10">authority</text:span></text:p>
          <text:p text:style-name="P19"><text:span text:style-name="T10">has_authority</text:span></text:p>
          <text:p text:style-name="P19"><text:span text:style-name="T10">encoded_authority</text:span></text:p>
          <text:p text:style-name="P19"><text:span text:style-name="T10"/></text:p>
          <text:p text:style-name="P19"><text:span text:style-name="T10">remove_authority</text:span></text:p>
          <text:p text:style-name="P19"><text:span text:style-name="T10">set_encoded_authority</text:span></text:p>
          <text:p text:style-name="P19"><text:span text:style-name="T1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1" draw:layer="layout" svg:width="4.444cm" svg:height="2.857cm" svg:x="16.192cm" svg:y="15.557cm">
          <text:p text:style-name="P10"><text:span text:style-name="T8">Other Parts</text:span></text:p>
          <text:p text:style-name="P10"><text:span text:style-name="T15"/></text:p>
          <text:p text:style-name="P10"><text:span text:style-name="T16">encoded_origin</text:span></text:p>
          <text:p text:style-name="P10"><text:span text:style-name="T16">encoded_resource</text:span></text:p>
          <text:p text:style-name="P10"><text:span text:style-name="T16">encoded_target</text:span></text:p>
          <text:p text:style-name="P10"><text:span text:style-name="T16"/></text:p>
          <text:p text:style-name="P10"><text:span text:style-name="T16">remove_ori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3" draw:layer="layout" svg:width="20.32cm" svg:height="6.667cm" svg:x="0.635cm" svg:y="19.05cm">
          <draw:text-box>
            <text:p text:style-name="P22"><text:span text:style-name="T23"/></text:p>
            <text:p text:style-name="P22"><text:span text:style-name="T24">Other</text:span></text:p>
          </draw:text-box>
        </draw:frame>
        <draw:custom-shape draw:style-name="gr16" draw:text-style-name="P24" draw:layer="layout" svg:width="4.445cm" svg:height="5.28cm" svg:x="5.832cm" svg:y="20.12cm">
          <text:p text:style-name="P19"><text:span text:style-name="T8">Path</text:span></text:p>
          <text:p text:style-name="P19"><text:span text:style-name="T9"/></text:p>
          <text:p text:style-name="P19"><text:span text:style-name="T10">segments_encoded_ref</text:span></text:p>
          <text:p text:style-name="P19"><text:span text:style-name="T10">segments_encoded_view</text:span></text:p>
          <text:p text:style-name="P19"><text:span text:style-name="T10">segments_ref</text:span></text:p>
          <text:p text:style-name="P19"><text:span text:style-name="T10">segments_view</text:span></text:p>
          <text:p text:style-name="P19"><text:span text:style-name="T10"/></text:p>
          <text:p text:style-name="P19"><text:span text:style-name="T25">parse_path</text:span></text:p>
          <text:p text:style-name="P19"><text:span text:style-name="T10"/></text:p>
          <text:p text:style-name="P19"><text:span text:style-name="T26">segments_base</text:span></text:p>
          <text:p text:style-name="P19"><text:span text:style-name="T26">segments_encoded_base</text:span></text:p>
          <text:p text:style-name="P19"><text:span text:style-name="T1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layer="layout" svg:width="4.445cm" svg:height="5.28cm" svg:x="0.952cm" svg:y="20.12cm">
          <text:p text:style-name="P19"><text:span text:style-name="T8">URL Parsing</text:span></text:p>
          <text:p text:style-name="P19"><text:span text:style-name="T8"/></text:p>
          <text:p text:style-name="P19"><text:span text:style-name="T10">parse_absolute_uri</text:span></text:p>
          <text:p text:style-name="P19"><text:span text:style-name="T10">parse_authority</text:span></text:p>
          <text:p text:style-name="P19"><text:span text:style-name="T10">parse_origin_form</text:span></text:p>
          <text:p text:style-name="P19"><text:span text:style-name="T10">parse_relative_ref</text:span></text:p>
          <text:p text:style-name="P19"><text:span text:style-name="T10">parse_uri</text:span></text:p>
          <text:p text:style-name="P19"><text:span text:style-name="T10"/></text:p>
          <text:p text:style-name="P19"><text:span text:style-name="T25">parse_uri_reference</text:span></text:p>
          <text:p text:style-name="P19"><text:span text:style-name="T10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4" draw:layer="layout" svg:width="4.445cm" svg:height="5.28cm" svg:x="16.192cm" svg:y="20.12cm">
          <text:p text:style-name="P19"><text:span text:style-name="T8">Percent-Encoding</text:span></text:p>
          <text:p text:style-name="P19"><text:span text:style-name="T27"/></text:p>
          <text:p text:style-name="P19"><text:span text:style-name="T10">encode</text:span></text:p>
          <text:p text:style-name="P19"><text:span text:style-name="T10">encoded_size</text:span></text:p>
          <text:p text:style-name="P19"><text:span text:style-name="T10">make_pct_string_view</text:span></text:p>
          <text:p text:style-name="P19"><text:span text:style-name="T10"/></text:p>
          <text:p text:style-name="P19"><text:span text:style-name="T10">decode_view</text:span></text:p>
          <text:p text:style-name="P19"><text:span text:style-name="T10">encoding_opts</text:span></text:p>
          <text:p text:style-name="P19"><text:span text:style-name="T10">pct_string_view</text:span></text:p>
          <text:p text:style-name="P19"><text:span text:style-name="T10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5" draw:layer="layout" svg:width="0.635cm" svg:height="0.953cm" svg:x="5.715cm" svg:y="3.492cm">
          <text:p text:style-name="P7"><text:span text:style-name="T5">@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2.54cm" svg:height="0.953cm" svg:x="3.175cm" svg:y="3.492cm">
          <text:p text:style-name="P26"><text:span text:style-name="T5">user:pass</text:span></text:p>
          <text:p text:style-name="P26"><text:span text:style-name="T6">userinf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5" draw:layer="layout" svg:width="0.635cm" svg:height="0.953cm" svg:x="14.287cm" svg:y="3.492cm">
          <text:p text:style-name="P7"><text:span text:style-name="T5">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9" draw:layer="layout" svg:width="3.175cm" svg:height="0.953cm" svg:x="11.112cm" svg:y="3.492cm">
          <text:p text:style-name="P28"><text:span text:style-name="T28">/path/to/file.txt</text:span></text:p>
          <text:p text:style-name="P28"><text:span text:style-name="T29">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0" draw:layer="layout" svg:width="4.763cm" svg:height="0.953cm" svg:x="6.349cm" svg:y="3.492cm">
          <text:p text:style-name="P26"><text:span text:style-name="T5"><text:a xlink:href="http://www.example.com/" xlink:type="simple">www.example.com</text:a></text:span><text:span text:style-name="T5">:80</text:span></text:p>
          <text:p text:style-name="P26"><text:span text:style-name="T6">host and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5" draw:layer="layout" svg:width="0.635cm" svg:height="0.953cm" svg:x="18.415cm" svg:y="3.492cm">
          <text:p text:style-name="P7"><text:span text:style-name="T5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3.493cm" svg:height="0.953cm" svg:x="14.922cm" svg:y="3.492cm">
          <text:p text:style-name="P26"><text:span text:style-name="T5">cn=text&amp;cached</text:span></text:p>
          <text:p text:style-name="P26"><text:span text:style-name="T6">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2" draw:layer="layout" svg:width="1.587cm" svg:height="0.953cm" svg:x="19.05cm" svg:y="3.492cm">
          <text:p text:style-name="P26"><text:span text:style-name="T5">more</text:span></text:p>
          <text:p text:style-name="P26"><text:span text:style-name="T6">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4" draw:layer="layout" svg:width="4.963cm" svg:height="5.28cm" svg:x="10.812cm" svg:y="20.12cm">
          <text:p text:style-name="P19"><text:span text:style-name="T8">Query</text:span></text:p>
          <text:p text:style-name="P19"><text:span text:style-name="T9"/></text:p>
          <text:p text:style-name="P19"><text:span text:style-name="T10">params_encoded_view</text:span></text:p>
          <text:p text:style-name="P19"><text:span text:style-name="T10">params_encoded_ref</text:span></text:p>
          <text:p text:style-name="P19"><text:span text:style-name="T10">params_view</text:span></text:p>
          <text:p text:style-name="P19"><text:span text:style-name="T10">params_ref</text:span></text:p>
          <text:p text:style-name="P19"><text:span text:style-name="T10"/></text:p>
          <text:p text:style-name="P19"><text:span text:style-name="T10">param</text:span><text:span text:style-name="T10"><text:line-break/></text:span><text:span text:style-name="T10">param_pct_view</text:span></text:p>
          <text:p text:style-name="P19"><text:span text:style-name="T10">param_view</text:span></text:p>
          <text:p text:style-name="P19"><text:span text:style-name="T10"/></text:p>
          <text:p text:style-name="P19"><text:span text:style-name="T25">parse_query</text:span></text:p>
          <text:p text:style-name="P19"><text:span text:style-name="T10"/></text:p>
          <text:p text:style-name="P19"><text:span text:style-name="T26">params_base</text:span></text:p>
          <text:p text:style-name="P19"><text:span text:style-name="T26">params_encoded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4" draw:layer="layout" svg:width="2.223cm" svg:height="0.635cm" svg:x="6.032cm" svg:y="2.54cm">
          <text:p text:style-name="P33"><text:span text:style-name="T30">authority</text:span></text:p>
          <draw:enhanced-geometry svg:viewBox="0 0 21600 21600" draw:type="rectangle" draw:enhanced-path="M 0 0 L 21600 0 21600 21600 0 21600 0 0 Z N"/>
        </draw:custom-shape>
        <draw:line draw:style-name="gr26" draw:text-style-name="P35" draw:layer="layout" svg:x1="11.112cm" svg:y1="3.175cm" svg:x2="3.175cm" svg:y2="3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iro" svg:font-family="Cairo" style:font-pitch="variable"/>
    <style:font-face style:name="Cairo ExtraBold" svg:font-family="'Cairo ExtraBold'" style:font-pitch="variable"/>
    <style:font-face style:name="Cairo SemiBold" svg:font-family="'Cairo SemiBold'" style:font-pitch="variable"/>
    <style:font-face style:name="Cairo1" svg:font-family="Cairo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Courier New2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swiss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family-generic="swiss" style:font-pitch="fixed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Dimension_20_Line_20_Arrow" draw:display-name="Dimension Line Arrow" svg:viewBox="0 0 836 946" svg:d="M0 0v110h418 418v-110zM418 110l-418 836h8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Dimension_20_Line_20_Arrow" draw:marker-end="Dimension_20_Line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09:19:43.052000000</meta:creation-date>
    <dc:date>2025-04-10T15:57:59.457000000</dc:date>
    <meta:editing-duration>PT3H38M46S</meta:editing-duration>
    <meta:editing-cycles>44</meta:editing-cycles>
    <meta:generator>LibreOffice/7.6.2.1$Windows_X86_64 LibreOffice_project/56f7684011345957bbf33a7ee678afaf4d2ba333</meta:generator>
    <meta:document-statistic meta:object-count="29"/>
  </office:meta>
</office:document-meta>
</file>